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Century Schoolbook L" officeooo:rsid="0028369f" officeooo:paragraph-rsid="0028369f"/>
    </style:style>
    <style:style style:name="P2" style:family="paragraph" style:parent-style-name="Standard">
      <style:paragraph-properties fo:text-align="justify" style:justify-single-word="false"/>
      <style:text-properties style:font-name="Century Schoolbook L" fo:font-size="11pt" officeooo:rsid="001eec6b" officeooo:paragraph-rsid="001eec6b" style:font-size-asian="11pt" style:font-size-complex="11pt"/>
    </style:style>
    <style:style style:name="P3" style:family="paragraph" style:parent-style-name="Title">
      <style:text-properties style:font-name="Century Schoolbook L" officeooo:rsid="0030966b" officeooo:paragraph-rsid="0030966b"/>
    </style:style>
    <style:style style:name="P4" style:family="paragraph" style:parent-style-name="Standard" style:list-style-name="L2">
      <style:paragraph-properties fo:text-align="justify" style:justify-single-word="false"/>
      <style:text-properties style:font-name="Century Schoolbook L" fo:font-size="11pt" officeooo:rsid="00230965" officeooo:paragraph-rsid="00230965" style:font-size-asian="11pt" style:font-size-complex="11pt"/>
    </style:style>
    <style:style style:name="P5" style:family="paragraph" style:parent-style-name="Standard" style:list-style-name="L3">
      <style:paragraph-properties fo:text-align="justify" style:justify-single-word="false"/>
      <style:text-properties style:font-name="Century Schoolbook L" fo:font-size="11pt" officeooo:rsid="001eec6b" officeooo:paragraph-rsid="001eec6b" style:font-size-asian="11pt" style:font-size-complex="11pt"/>
    </style:style>
    <style:style style:name="P6" style:family="paragraph" style:parent-style-name="Standard" style:list-style-name="L4">
      <style:paragraph-properties fo:text-align="justify" style:justify-single-word="false"/>
      <style:text-properties style:font-name="Century Schoolbook L" fo:font-size="11pt" officeooo:rsid="001eec6b" officeooo:paragraph-rsid="001eec6b" style:font-size-asian="11pt" style:font-size-complex="11pt"/>
    </style:style>
    <style:style style:name="P7" style:family="paragraph" style:parent-style-name="Standard" style:list-style-name="L5">
      <style:paragraph-properties fo:text-align="justify" style:justify-single-word="false"/>
      <style:text-properties style:font-name="Century Schoolbook L" fo:font-size="11pt" officeooo:rsid="001f9505" officeooo:paragraph-rsid="001f9505" style:font-size-asian="11pt" style:font-size-complex="11pt"/>
    </style:style>
    <style:style style:name="P8" style:family="paragraph" style:parent-style-name="Standard" style:list-style-name="L5">
      <style:paragraph-properties fo:text-align="justify" style:justify-single-word="false"/>
      <style:text-properties style:font-name="Century Schoolbook L" fo:font-size="11pt" officeooo:rsid="002b2d0e" officeooo:paragraph-rsid="002b2d0e" style:font-size-asian="11pt" style:font-size-complex="11pt"/>
    </style:style>
    <style:style style:name="P9" style:family="paragraph" style:parent-style-name="Standard" style:list-style-name="L6">
      <style:paragraph-properties fo:text-align="justify" style:justify-single-word="false"/>
      <style:text-properties style:font-name="Century Schoolbook L" fo:font-size="11pt" officeooo:rsid="002040ee" officeooo:paragraph-rsid="002040ee" style:font-size-asian="11pt" style:font-size-complex="11pt"/>
    </style:style>
    <style:style style:name="P10" style:family="paragraph" style:parent-style-name="Standard" style:list-style-name="L7">
      <style:paragraph-properties fo:text-align="justify" style:justify-single-word="false"/>
      <style:text-properties style:font-name="Century Schoolbook L" fo:font-size="11pt" officeooo:rsid="0021bb9f" officeooo:paragraph-rsid="0021bb9f" style:font-size-asian="11pt" style:font-size-complex="11pt"/>
    </style:style>
    <style:style style:name="P11" style:family="paragraph" style:parent-style-name="Standard">
      <style:paragraph-properties fo:text-align="justify" style:justify-single-word="false"/>
      <style:text-properties style:font-name="Century Schoolbook L" fo:font-size="11pt" officeooo:rsid="00335c5c" officeooo:paragraph-rsid="00335c5c" style:font-size-asian="11pt" style:font-size-complex="11pt"/>
    </style:style>
    <style:style style:name="P12" style:family="paragraph" style:parent-style-name="Standard" style:list-style-name="L9">
      <style:paragraph-properties fo:text-align="justify" style:justify-single-word="false"/>
      <style:text-properties style:font-name="Century Schoolbook L" fo:font-size="11pt" officeooo:rsid="00335c5c" officeooo:paragraph-rsid="00335c5c" style:font-size-asian="11pt" style:font-size-complex="11pt"/>
    </style:style>
    <style:style style:name="P13" style:family="paragraph" style:parent-style-name="Standard" style:list-style-name="L10">
      <style:paragraph-properties fo:text-align="justify" style:justify-single-word="false"/>
      <style:text-properties style:font-name="Century Schoolbook L" fo:font-size="11pt" officeooo:rsid="00335c5c" officeooo:paragraph-rsid="00335c5c" style:font-size-asian="11pt" style:font-size-complex="11pt"/>
    </style:style>
    <style:style style:name="P14" style:family="paragraph" style:parent-style-name="Standard" style:list-style-name="L9">
      <style:paragraph-properties fo:text-align="justify" style:justify-single-word="false"/>
      <style:text-properties style:font-name="Century Schoolbook L" fo:font-size="11pt" officeooo:rsid="0036acc9" officeooo:paragraph-rsid="0036acc9" style:font-size-asian="11pt" style:font-size-complex="11pt"/>
    </style:style>
    <style:style style:name="P15" style:family="paragraph" style:parent-style-name="Standard">
      <style:paragraph-properties fo:text-align="justify" style:justify-single-word="false"/>
      <style:text-properties style:font-name="Century Schoolbook L" fo:font-size="11pt" officeooo:rsid="003d856c" officeooo:paragraph-rsid="003d856c" style:font-size-asian="11pt" style:font-size-complex="11pt"/>
    </style:style>
    <style:style style:name="P16" style:family="paragraph" style:parent-style-name="Standard">
      <style:paragraph-properties fo:text-align="justify" style:justify-single-word="false"/>
      <style:text-properties style:font-name="Century Schoolbook L" fo:font-size="11pt" officeooo:rsid="001e16e9" officeooo:paragraph-rsid="003da43d" style:font-size-asian="11pt" style:font-size-complex="11pt"/>
    </style:style>
    <style:style style:name="P17" style:family="paragraph" style:parent-style-name="Standard" style:list-style-name="L1">
      <style:paragraph-properties fo:text-align="justify" style:justify-single-word="false"/>
      <style:text-properties style:font-name="Century Schoolbook L" fo:font-size="11pt" officeooo:rsid="003f7092" officeooo:paragraph-rsid="003f7092" style:font-size-asian="11pt" style:font-size-complex="11pt"/>
    </style:style>
    <style:style style:name="P18" style:family="paragraph" style:parent-style-name="Standard" style:list-style-name="L11">
      <style:paragraph-properties fo:text-align="justify" style:justify-single-word="false"/>
      <style:text-properties style:font-name="Century Schoolbook L" fo:font-size="11pt" officeooo:rsid="0043654e" officeooo:paragraph-rsid="0043654e" style:font-size-asian="11pt" style:font-size-complex="11pt"/>
    </style:style>
    <style:style style:name="P19" style:family="paragraph" style:parent-style-name="Standard" style:list-style-name="L11">
      <style:paragraph-properties fo:text-align="justify" style:justify-single-word="false"/>
      <style:text-properties style:font-name="Century Schoolbook L" fo:font-size="11pt" officeooo:rsid="004537af" officeooo:paragraph-rsid="004537af" style:font-size-asian="11pt" style:font-size-complex="11pt"/>
    </style:style>
    <style:style style:name="P20" style:family="paragraph" style:parent-style-name="Standard" style:list-style-name="L11">
      <style:paragraph-properties fo:text-align="justify" style:justify-single-word="false"/>
      <style:text-properties style:font-name="Century Schoolbook L" fo:font-size="11pt" officeooo:rsid="0046ff8c" officeooo:paragraph-rsid="0046ff8c" style:font-size-asian="11pt" style:font-size-complex="11pt"/>
    </style:style>
    <style:style style:name="P21" style:family="paragraph" style:parent-style-name="Standard" style:list-style-name="L11">
      <style:paragraph-properties fo:text-align="justify" style:justify-single-word="false"/>
      <style:text-properties style:font-name="Century Schoolbook L" fo:font-size="11pt" officeooo:rsid="0046ff8c" officeooo:paragraph-rsid="00482481" style:font-size-asian="11pt" style:font-size-complex="11pt"/>
    </style:style>
    <style:style style:name="P22" style:family="paragraph" style:parent-style-name="Standard" style:list-style-name="L11">
      <style:paragraph-properties fo:text-align="justify" style:justify-single-word="false"/>
      <style:text-properties style:font-name="Century Schoolbook L" fo:font-size="11pt" officeooo:rsid="00494314" officeooo:paragraph-rsid="00494314" style:font-size-asian="11pt" style:font-size-complex="11pt"/>
    </style:style>
    <style:style style:name="P23" style:family="paragraph" style:parent-style-name="Standard" style:list-style-name="L11">
      <style:paragraph-properties fo:text-align="justify" style:justify-single-word="false"/>
      <style:text-properties style:font-name="Century Schoolbook L" fo:font-size="11pt" officeooo:rsid="004e83c0" officeooo:paragraph-rsid="004e83c0" style:font-size-asian="11pt" style:font-size-complex="11pt"/>
    </style:style>
    <style:style style:name="P24" style:family="paragraph" style:parent-style-name="Standard" style:list-style-name="L10">
      <style:paragraph-properties fo:text-align="justify" style:justify-single-word="false"/>
      <style:text-properties style:font-name="Century Schoolbook L" fo:font-size="11pt" officeooo:rsid="005931ab" officeooo:paragraph-rsid="005931ab" style:font-size-asian="11pt" style:font-size-complex="11pt"/>
    </style:style>
    <style:style style:name="P25" style:family="paragraph" style:parent-style-name="Standard" style:list-style-name="L11">
      <style:paragraph-properties fo:text-align="justify" style:justify-single-word="false"/>
      <style:text-properties style:font-name="Century Schoolbook L" fo:font-size="11pt" officeooo:rsid="005b4805" officeooo:paragraph-rsid="005b4805" style:font-size-asian="11pt" style:font-size-complex="11pt"/>
    </style:style>
    <style:style style:name="P26" style:family="paragraph" style:parent-style-name="Standard">
      <style:paragraph-properties fo:text-align="justify" style:justify-single-word="false"/>
      <style:text-properties style:font-name="Century Schoolbook L" fo:font-size="11pt" officeooo:rsid="005b4805" officeooo:paragraph-rsid="005b4805" style:font-size-asian="11pt" style:font-size-complex="11pt"/>
    </style:style>
    <style:style style:name="P27" style:family="paragraph" style:parent-style-name="Standard">
      <style:paragraph-properties fo:text-align="justify" style:justify-single-word="false"/>
      <style:text-properties style:font-name="Century Schoolbook L" fo:font-size="11pt" officeooo:rsid="005cfb6e" officeooo:paragraph-rsid="005cfb6e" style:font-size-asian="11pt" style:font-size-complex="11pt"/>
    </style:style>
    <style:style style:name="P28" style:family="paragraph" style:parent-style-name="Standard" style:list-style-name="L8">
      <style:paragraph-properties fo:text-align="justify" style:justify-single-word="false"/>
      <style:text-properties officeooo:paragraph-rsid="00335c5c"/>
    </style:style>
    <style:style style:name="P29" style:family="paragraph" style:parent-style-name="Standard" style:list-style-name="L8">
      <style:paragraph-properties fo:text-align="justify" style:justify-single-word="false"/>
      <style:text-properties officeooo:rsid="00335c5c" officeooo:paragraph-rsid="00335c5c"/>
    </style:style>
    <style:style style:name="P30" style:family="paragraph" style:parent-style-name="Standard">
      <style:paragraph-properties fo:text-align="start" style:justify-single-word="false"/>
      <style:text-properties style:font-name="Courier 10 Pitch" fo:font-size="8pt" officeooo:rsid="005cfb6e" officeooo:paragraph-rsid="005cfb6e" style:font-size-asian="8pt" style:font-size-complex="8pt"/>
    </style:style>
    <style:style style:name="P31" style:family="paragraph" style:parent-style-name="Text_20_body" style:list-style-name="L1">
      <style:paragraph-properties fo:margin-top="0cm" fo:margin-bottom="0cm" loext:contextual-spacing="false" fo:text-align="justify" style:justify-single-word="false"/>
      <style:text-properties style:font-name="Century Schoolbook L" fo:font-size="11pt" officeooo:rsid="003f7092" officeooo:paragraph-rsid="00402ce6" style:font-size-asian="11pt" style:font-size-complex="11pt"/>
    </style:style>
    <style:style style:name="P32" style:family="paragraph" style:parent-style-name="Heading_20_1">
      <style:text-properties style:font-name="Century Schoolbook L"/>
    </style:style>
    <style:style style:name="P33" style:family="paragraph" style:parent-style-name="Heading_20_1">
      <style:paragraph-properties fo:text-align="justify" style:justify-single-word="false"/>
      <style:text-properties style:font-name="Century Schoolbook L"/>
    </style:style>
    <style:style style:name="P34" style:family="paragraph" style:parent-style-name="Heading_20_1">
      <style:text-properties style:font-name="Century Schoolbook L" officeooo:paragraph-rsid="002f5f68"/>
    </style:style>
    <style:style style:name="P35" style:family="paragraph" style:parent-style-name="Heading_20_1">
      <style:text-properties style:font-name="Century Schoolbook L"/>
    </style:style>
    <style:style style:name="P36" style:family="paragraph" style:parent-style-name="Heading_20_1">
      <style:paragraph-properties fo:break-before="page"/>
      <style:text-properties style:font-name="Century Schoolbook L"/>
    </style:style>
    <style:style style:name="P37" style:family="paragraph" style:parent-style-name="Heading_20_2" style:list-style-name="">
      <style:text-properties style:font-name="Century Schoolbook L"/>
    </style:style>
    <style:style style:name="P38" style:family="paragraph" style:parent-style-name="Heading_20_2">
      <style:paragraph-properties fo:break-before="page"/>
      <style:text-properties style:font-name="Century Schoolbook L"/>
    </style:style>
    <style:style style:name="P39" style:family="paragraph" style:parent-style-name="Heading_20_3">
      <style:text-properties style:font-name="Century Schoolbook L"/>
    </style:style>
    <style:style style:name="T1" style:family="text">
      <style:text-properties officeooo:rsid="003293f4"/>
    </style:style>
    <style:style style:name="T2" style:family="text">
      <style:text-properties officeooo:rsid="0028369f"/>
    </style:style>
    <style:style style:name="T3" style:family="text">
      <style:text-properties officeooo:rsid="001eec6b"/>
    </style:style>
    <style:style style:name="T4" style:family="text">
      <style:text-properties officeooo:rsid="00252982"/>
    </style:style>
    <style:style style:name="T5" style:family="text">
      <style:text-properties officeooo:rsid="0032e97b"/>
    </style:style>
    <style:style style:name="T6" style:family="text">
      <style:text-properties style:font-name="Century Schoolbook L" fo:font-size="11pt" style:font-size-asian="11pt" style:font-size-complex="11pt"/>
    </style:style>
    <style:style style:name="T7" style:family="text">
      <style:text-properties style:font-name="Century Schoolbook L" fo:font-size="11pt" officeooo:rsid="00335c5c" style:font-size-asian="11pt" style:font-size-complex="11pt"/>
    </style:style>
    <style:style style:name="T8" style:family="text">
      <style:text-properties officeooo:rsid="0036acc9"/>
    </style:style>
    <style:style style:name="T9" style:family="text">
      <style:text-properties officeooo:rsid="0036eca6"/>
    </style:style>
    <style:style style:name="T10" style:family="text">
      <style:text-properties officeooo:rsid="003d856c"/>
    </style:style>
    <style:style style:name="T11" style:family="text">
      <style:text-properties officeooo:rsid="004537af"/>
    </style:style>
    <style:style style:name="T12" style:family="text">
      <style:text-properties officeooo:rsid="00482481"/>
    </style:style>
    <style:style style:name="T13" style:family="text">
      <style:text-properties officeooo:rsid="004a861c"/>
    </style:style>
    <style:style style:name="T14" style:family="text">
      <style:text-properties officeooo:rsid="004f9b87"/>
    </style:style>
    <style:style style:name="T15" style:family="text">
      <style:text-properties officeooo:rsid="00509cde"/>
    </style:style>
    <style:style style:name="T16" style:family="text">
      <style:text-properties officeooo:rsid="00527bc7"/>
    </style:style>
    <style:style style:name="T17" style:family="text">
      <style:text-properties officeooo:rsid="00587042"/>
    </style:style>
    <style:style style:name="T18" style:family="text">
      <style:text-properties officeooo:rsid="0059b497"/>
    </style:style>
    <style:style style:name="T19" style:family="text">
      <style:text-properties officeooo:rsid="005b5621"/>
    </style:style>
    <style:style style:name="T20" style:family="text">
      <style:text-properties officeooo:rsid="006224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man</text:p>
      <text:h text:style-name="P33" text:outline-level="1">Introduction :</text:h>
      <text:p text:style-name="P16">Le but de ce projet est de permettre de mettre à disposition des logiciels et de les distribuer à toute personne désirant les utiliser. Pour cela, une personne ou un groupe se chargeant de l’administration d’un serveur devra pouvoir ajouter des outils à la liste des logiciels disponibles. La solution devra permettre d’archiver les version antérieurs des outils pour pouvoir en disposer en cas d’audit. </text:p>
      <text:p text:style-name="P16">En parallèle, un web service devra permettre à un logiciel d’informer l’utilisateur de l’existence d’une version plus récente que la version en cours d'utilisation.</text:p>
      <text:h text:style-name="P33" text:outline-level="1">Définition des besoins :</text:h>
      <text:list xml:id="list1705820770986484248" text:style-name="L1">
        <text:list-item>
          <text:p text:style-name="P17">S’assurer qu’un utilisateur dispose de la dernière version d’un outil.</text:p>
        </text:list-item>
        <text:list-item>
          <text:p text:style-name="P17">Permettre de télécharger n’importe quel version d’un outil à tout les utilisateurs.</text:p>
        </text:list-item>
        <text:list-item>
          <text:p text:style-name="P17">Archiver les précédentes versions d’outil pour audit.</text:p>
        </text:list-item>
        <text:list-item>
          <text:p text:style-name="P17">Disposer d’une interface de téléchargement.</text:p>
        </text:list-item>
        <text:list-item>
          <text:p text:style-name="P17">Disposer d’une interface de téléversement.</text:p>
        </text:list-item>
        <text:list-item>
          <text:p text:style-name="P17">Rechercher une version d’outil spécifique.</text:p>
        </text:list-item>
        <text:list-item>
          <text:p text:style-name="P17">Gestion des droits utilisateurs.</text:p>
        </text:list-item>
      </text:list>
      <text:h text:style-name="P32" text:outline-level="1">Fonctionnalités :</text:h>
      <text:list xml:id="list160107262899662" text:continue-numbering="true" text:style-name="L1">
        <text:list-item>
          <text:p text:style-name="P31">Lister l’ensemble des outils disponibles.</text:p>
        </text:list-item>
        <text:list-item>
          <text:p text:style-name="P31">Trier par nom et par version.</text:p>
        </text:list-item>
        <text:list-item>
          <text:p text:style-name="P31">La recherche d’un outil affiche en premier lieu la version la plus récente et liste ensuite les version antérieurs par ordre naturel inversé. </text:p>
        </text:list-item>
      </text:list>
      <text:h text:style-name="P32" text:outline-level="1"><text:span text:style-name="T3">Modélisation</text:span> :</text:h>
      <text:p text:style-name="P2">Gestion des utilisateurs et des groupes par base de données. </text:p>
      <text:list xml:id="list4508995238462542923" text:style-name="L2">
        <text:list-item>
          <text:p text:style-name="P4">Une table « users » regroupant nom d’utilisateurs, <text:span text:style-name="T5">groupe</text:span> et <text:span text:style-name="T5">adresse mail</text:span>.</text:p>
        </text:list-item>
        <text:list-item>
          <text:p text:style-name="P4">Une table « tools » regroupant les noms, version, état, <text:span text:style-name="T4">archivage, qualification, chemin de l’outil et chemin du rapport de qualification</text:span>.</text:p>
        </text:list-item>
        <text:list-item>
          <text:p text:style-name="P4">Une table « credentials » regroupant identifiant et mots de passe (hashés).</text:p>
        </text:list-item>
      </text:list>
      <text:h text:style-name="P37" text:outline-level="2"/>
      <text:h text:style-name="P38" text:outline-level="2">Groupes :</text:h>
      <text:list xml:id="list4816124107788214682" text:style-name="L3">
        <text:list-item>
          <text:p text:style-name="P5">Administrateurs</text:p>
        </text:list-item>
        <text:list-item>
          <text:p text:style-name="P5">Développeurs</text:p>
        </text:list-item>
        <text:list-item>
          <text:p text:style-name="P5">Utilisateurs</text:p>
          <text:list>
            <text:list-item>
              <text:p text:style-name="P5">Laboratoire</text:p>
              <text:list>
                <text:list-item>
                  <text:p text:style-name="P5">Carte</text:p>
                </text:list-item>
                <text:list-item>
                  <text:p text:style-name="P5">Lecteur</text:p>
                </text:list-item>
                <text:list-item>
                  <text:p text:style-name="P5">Mobile</text:p>
                </text:list-item>
                <text:list-item>
                  <text:p text:style-name="P5">Test-Physiques</text:p>
                </text:list-item>
              </text:list>
            </text:list-item>
          </text:list>
        </text:list-item>
      </text:list>
      <text:h text:style-name="P39" text:outline-level="3">Rôle <text:span text:style-name="T3">des administrateurs :</text:span></text:h>
      <text:list xml:id="list5612316078076717518" text:style-name="L4">
        <text:list-item>
          <text:p text:style-name="P6">Ajouter d’autre utilisateurs.</text:p>
        </text:list-item>
        <text:list-item>
          <text:p text:style-name="P6">Gérer les groupes.</text:p>
        </text:list-item>
      </text:list>
      <text:h text:style-name="P39" text:outline-level="3">Rôle des développeurs :</text:h>
      <text:list xml:id="list2598839935900122964" text:style-name="L5">
        <text:list-item>
          <text:p text:style-name="P7">Déployer des outils.</text:p>
        </text:list-item>
        <text:list-item>
          <text:p text:style-name="P7">Renseigner les informations.</text:p>
          <text:list>
            <text:list-item>
              <text:p text:style-name="P7">Nom d’outil.</text:p>
            </text:list-item>
            <text:list-item>
              <text:p text:style-name="P7">Versions d’outil.</text:p>
            </text:list-item>
            <text:list-item>
              <text:p text:style-name="P7">Groupes concernés.</text:p>
            </text:list-item>
          </text:list>
        </text:list-item>
        <text:list-item>
          <text:p text:style-name="P7">Mettre a jour le changelog.</text:p>
        </text:list-item>
        <text:list-item>
          <text:p text:style-name="P8">Mettre à jour le rapport de qualification.</text:p>
        </text:list-item>
        <text:list-item>
          <text:p text:style-name="P7">(Archiver les versions précédentes)</text:p>
        </text:list-item>
      </text:list>
      <text:h text:style-name="P39" text:outline-level="3">Rôle des utilisateurs :</text:h>
      <text:list xml:id="list793114112334901639" text:style-name="L6">
        <text:list-item>
          <text:p text:style-name="P9">Pouvoir télécharger n’importe quel outil dans n’importe quelle version.</text:p>
        </text:list-item>
        <text:list-item>
          <text:p text:style-name="P9">Pouvoir rechercher des outils et leur versions.</text:p>
        </text:list-item>
        <text:list-item>
          <text:p text:style-name="P9">Être informé de l’existence d’une nouvelle version d’outil au lancement de celui-ci.</text:p>
        </text:list-item>
      </text:list>
      <text:h text:style-name="P34" text:outline-level="1">Fonctionnalités :</text:h>
      <text:list xml:id="list4316280815909473514" text:style-name="L7">
        <text:list-item>
          <text:p text:style-name="P10">Lister l’ensemble des outils disponibles.</text:p>
        </text:list-item>
        <text:list-item>
          <text:p text:style-name="P10">Trier par nom, version, groupe.</text:p>
        </text:list-item>
        <text:list-item>
          <text:p text:style-name="P10">La recherche d’un outil affiche en premier lieu la version la plus récente et liste ensuite les version antérieurs par ordre décroissant.</text:p>
        </text:list-item>
      </text:list>
      <text:h text:style-name="P36" text:outline-level="1">Rendu de projet :</text:h>
      <text:p text:style-name="P11">Le reporting : comment vous communiquez sur le projet et quels outils (simples) sont mis en place pour cette communication :</text:p>
      <text:list xml:id="list7048838634277879621" text:style-name="L8">
        <text:list-item>
          <text:p text:style-name="P28"><text:span text:style-name="T7">Trello : </text:span><text:a xlink:type="simple" xlink:href="https://trello.com/b/zmUFCYcq/reman" text:style-name="Internet_20_link" text:visited-style-name="Visited_20_Internet_20_Link"><text:span text:style-name="T7">https://trello.com/b/zmUFCYcq/reman</text:span></text:a></text:p>
        </text:list-item>
        <text:list-item>
          <text:p text:style-name="P29"><text:span text:style-name="T6">GitHub project :</text:span><text:a xlink:type="simple" xlink:href="https://github.com/Jeremielc/Reman/projects/1" text:style-name="Internet_20_link" text:visited-style-name="Visited_20_Internet_20_Link"><text:span text:style-name="T6">https://github.com/Jeremielc/Reman/projects/1</text:span></text:a></text:p>
        </text:list-item>
        <text:list-item>
          <text:p text:style-name="P29"><text:span text:style-name="T6">Note : Le Trello a été migré sur le GitHub project. La version la plus récente et à jour se trouve donc sur le GitHub project.</text:span></text:p>
        </text:list-item>
      </text:list>
      <text:p text:style-name="P11"/>
      <text:p text:style-name="P11">Le versionning : GitHub : <text:a xlink:type="simple" xlink:href="https://github.com/Jeremielc/Reman/" text:style-name="Internet_20_link" text:visited-style-name="Visited_20_Internet_20_Link">https://github.com/Jeremielc/Reman/</text:a></text:p>
      <text:p text:style-name="P11"/>
      <text:p text:style-name="P11">Les démonstrations par Sprint ont été faite <text:span text:style-name="T17">à</text:span> chaque fois qu’une fonctionnalité majeure à été développée.</text:p>
      <text:p text:style-name="P11"/>
      <text:p text:style-name="P11">La gestion « Agile » :</text:p>
      <text:list xml:id="list6478484910226029342" text:style-name="L9">
        <text:list-item>
          <text:p text:style-name="P12">Utilisation de kanban pour l’organisation.</text:p>
        </text:list-item>
        <text:list-item>
          <text:p text:style-name="P12">Revue de progression journalière entre les membres du projet.</text:p>
        </text:list-item>
        <text:list-item>
          <text:p text:style-name="P12"><text:span text:style-name="T8">Développement</text:span> par itération.</text:p>
        </text:list-item>
        <text:list-item>
          <text:p text:style-name="P14">Ajout, petit à petit, de tache à faire.</text:p>
        </text:list-item>
      </text:list>
      <text:p text:style-name="P11"/>
      <text:p text:style-name="P11">La livraison</text:p>
      <text:list xml:id="list8136104440520770090" text:style-name="L10">
        <text:list-item>
          <text:p text:style-name="P13">Facilité d'installation : une archive contenant <text:span text:style-name="T9">à la fois le projet IntelliJ IDEA (Reman.zip), une archive avec la configuration du serveur Tomcat (apache-tomcat-8.5.11.zip), un fichier war prêt pour le déploiement (Reman_war.war) et un fichier de certificat SSL auto signé(reman.key).</text:span></text:p>
        </text:list-item>
        <text:list-item>
          <text:p text:style-name="P24">Une base de donnée MySQL est <text:span text:style-name="T18">nécessaire</text:span> pour le fonctionnement du projet. Les instructions concernant sa créations sont disponible dans la section « informations diverse ».</text:p>
        </text:list-item>
        <text:list-item>
          <text:p text:style-name="P13">Qualité de la production technique (code ...)</text:p>
        </text:list-item>
        <text:list-item>
          <text:p text:style-name="P13">Ergonomie &amp; Design : <text:span text:style-name="T17">Utilisation de Bootstrap. Jeu de couleur de la charte graphique de l’entreprise. Choix des couleurs liés aux actions assignées aux boutons (Rouge pour suppression, vert pour le téléchargement, bleu pour la gestion des versions et jaune pour le téléchargement des rapports de qualifications).</text:span></text:p>
        </text:list-item>
      </text:list>
      <text:p text:style-name="P15"/>
      <text:p text:style-name="P15">Informations diverses :</text:p>
      <text:list xml:id="list3992852532527249228" text:style-name="L11">
        <text:list-item>
          <text:p text:style-name="P18">Le chemin ou sont ranger les applications et les rapports de qualifications sont indiqués en dur dans le code source. Ce paramètre <text:span text:style-name="T11">(baseDir) </text:span>est facilement modifiable dans la classe com.fimelab.reman.controller.UploadPageController.</text:p>
        </text:list-item>
        <text:list-item>
          <text:p text:style-name="P19">Identifiants d’un compte administrateur : « HRNS9487 » ; « jeremieleclerc ». <text:span text:style-name="T15">Il est possible de créer un compte pour avoir accès à un utilisateur sans droit d’administration.</text:span></text:p>
        </text:list-item>
        <text:list-item>
          <text:p text:style-name="P20">La base de données est une base <text:span text:style-name="T13">Mariadb </text:span>MySQL <text:span text:style-name="T12">ayant pour nom « remandb »</text:span>.</text:p>
        </text:list-item>
        <text:list-item>
          <text:p text:style-name="P21"><text:soft-page-break/>Un utilisateur « reman » ayant pour mot de passe « jdbcaccesspoint » doit être disponible. <text:span text:style-name="T12">Ces paramètres sont eux aussi facilement modifiables au sein de la classe com.fimelab.reman.database.AdbManagement.</text:span></text:p>
        </text:list-item>
        <text:list-item>
          <text:p text:style-name="P20"><text:span text:style-name="T10">La base de données est protégée. On ne peut pas remonter les informations des mots de passe.</text:span></text:p>
        </text:list-item>
        <text:list-item>
          <text:p text:style-name="P22">Un script de chargement de la base de donnée « bdd_config.sql » est disponible sur le GitHub et dans l’archive Reman.zip. <text:span text:style-name="T16">Veillez à bien placer les archives et rapports des logiciels enregistrés en base de données. Ils sont disponible dans les dossiers « apps » et « qualif » du dépôt Reman (présent dans l’archive « Reman.zip »). Dans le cas ou ces fichiers ne seraient pas disponible, le serveur continuerait de fonctionner mais renverrais des erreurs de fichier non trouvés.</text:span></text:p>
        </text:list-item>
        <text:list-item>
          <text:p text:style-name="P23">La configuration du serveur Tomcat pour l’utilisation d’un certificat est laissée a l’utilisateur. Un fichier « server.xml » est <text:span text:style-name="T14">disponible</text:span> dans le dossier conf de <text:span text:style-name="T20">Tomcat <text:s/>(</text:span>archive « apache-tomcat-8.5.11.zip »). </text:p>
        </text:list-item>
        <text:list-item>
          <text:p text:style-name="P25">Une grande partie des <text:span text:style-name="T19">vérifications</text:span> de formulaires sont faite par du javascript avant l’envoi au serveur <text:span text:style-name="T19">(notamment sur la page d’enregistrement d’un utilisateur)</text:span>.</text:p>
        </text:list-item>
      </text:list>
      <text:p text:style-name="P26"/>
      <text:p text:style-name="P27">Annexes : Contenu du fichier reman.key :</text:p>
      <text:p text:style-name="P27"/>
      <text:p text:style-name="P30">Type de fichier de clés : JKS</text:p>
      <text:p text:style-name="P30">Fournisseur de fichier de clés : SUN</text:p>
      <text:p text:style-name="P30"/>
      <text:p text:style-name="P30">Votre fichier de clés d'accès contient 1 entrée</text:p>
      <text:p text:style-name="P30"/>
      <text:p text:style-name="P30">Nom d'alias : reman</text:p>
      <text:p text:style-name="P30">Date de création : 19 févr. 2017</text:p>
      <text:p text:style-name="P30">Type d'entrée : PrivateKeyEntry</text:p>
      <text:p text:style-name="P30">Longueur de chaîne du certificat : 1</text:p>
      <text:p text:style-name="P30">Certificat[1]:</text:p>
      <text:p text:style-name="P30">Propriétaire : CN=Leclerc Jérémie, OU=Ensicaen, O=Ensicaen, L=Caen, ST=Normandie, C=FR</text:p>
      <text:p text:style-name="P30">Emetteur : CN=Leclerc Jérémie, OU=Ensicaen, O=Ensicaen, L=Caen, ST=Normandie, C=FR</text:p>
      <text:p text:style-name="P30">Numéro de série : 58cd04cd</text:p>
      <text:p text:style-name="P30">Valide du : Sun Feb 19 14:42:44 CET 2017 au : Sat May 20 15:42:44 CEST 2017</text:p>
      <text:p text:style-name="P30">Empreintes du certificat :</text:p>
      <text:p text:style-name="P30"><text:tab/> MD5: <text:s/>58:6D:49:60:92:58:7B:26:95:1B:3E:BE:EF:D9:83:88</text:p>
      <text:p text:style-name="P30"><text:tab/> SHA1 : C3:D6:6A:96:A1:F0:1F:23:73:ED:DA:F5:BB:35:4F:B8:9C:4D:04:D5</text:p>
      <text:p text:style-name="P30"><text:tab/> SHA256 : CF:76:E8:8E:31:7D:42:2E:C4:B1:59:D8:0E:DA:30:79:68:3E:AA:60:18:EE:C4:46:60:4A:F0:9E:DD:F9:ED:93</text:p>
      <text:p text:style-name="P30"><text:tab/> Nom de l'algorithme de signature : SHA256withRSA</text:p>
      <text:p text:style-name="P30"><text:tab/> Version : 3</text:p>
      <text:p text:style-name="P30"/>
      <text:p text:style-name="P30">Extensions : </text:p>
      <text:p text:style-name="P30"/>
      <text:p text:style-name="P30">#1: ObjectId: 2.5.29.14 Criticality=false</text:p>
      <text:p text:style-name="P30">SubjectKeyIdentifier [</text:p>
      <text:p text:style-name="P30">KeyIdentifier [</text:p>
      <text:p text:style-name="P30">0000: 27 12 74 84 AE 9D E5 29 <text:s text:c="2"/>B1 D5 5D 87 B0 35 EE 17 <text:s/>'.t....)..]..5..</text:p>
      <text:p text:style-name="P30">0010: FB AE 2E 1A <text:s text:c="39"/>....</text:p>
      <text:p text:style-name="P30">]</text:p>
      <text:p text:style-name="P30">]</text:p>
      <text:p text:style-name="P30"/>
      <text:p text:style-name="P30"/>
      <text:p text:style-name="P30"/>
      <text:p text:style-name="P30">*******************************************</text:p>
      <text:p text:style-name="P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entury Schoolbook L" officeooo:rsid="0028369f" officeooo:paragraph-rsid="0028369f"/>
    </style:style>
    <style:style style:name="MT1" style:family="text">
      <style:text-properties officeooo:rsid="003293f4"/>
    </style:style>
    <style:style style:name="MT2" style:family="text">
      <style:text-properties officeooo:rsid="0028369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UE Pierrick<text:tab/><text:span text:style-name="MT1">Reman</text:span><text:tab/>01/02/2017</text:p>
        <text:p text:style-name="MP1">LECLERC Jérémie</text:p>
      </style:header>
      <style:footer>
        <text:p text:style-name="Footer"><text:tab/><text:span text:style-name="MT2">Page </text:span><text:span text:style-name="MT2"><text:page-number text:select-page="current">4</text:page-number></text:span><text:span text:style-name="MT2"> / </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0:28:40.734002541</meta:creation-date>
    <dc:date>2017-02-24T16:00:11.422467875</dc:date>
    <meta:editing-duration>PT2H26M37S</meta:editing-duration>
    <meta:editing-cycles>60</meta:editing-cycles>
    <meta:generator>LibreOffice/5.1.4.2$Linux_X86_64 LibreOffice_project/10m0$Build-2</meta:generator>
    <meta:document-statistic meta:table-count="0" meta:image-count="0" meta:object-count="0" meta:page-count="4" meta:paragraph-count="108" meta:word-count="1060" meta:character-count="6907" meta:non-whitespace-character-count="5951"/>
  </office:meta>
</office:document-meta>
</file>